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87a9b" officeooo:paragraph-rsid="00187a9b"/>
    </style:style>
    <style:style style:name="P3" style:family="paragraph" style:parent-style-name="Standard">
      <style:text-properties officeooo:rsid="001f2f69" officeooo:paragraph-rsid="001f2f69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2" style:family="paragraph" style:parent-style-name="Standard">
      <style:paragraph-properties fo:margin-left="0cm" fo:margin-right="0.635cm" fo:text-indent="0cm" style:auto-text-indent="false"/>
    </style:style>
    <style:style style:name="P13" style:family="paragraph" style:parent-style-name="Text_20_body">
      <style:text-properties style:use-window-font-color="true" fo:font-style="normal" officeooo:rsid="001b1ae9" officeooo:paragraph-rsid="001b1ae9" style:font-style-asian="normal" style:font-style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use-window-font-color="true" fo:font-style="normal" officeooo:rsid="001a0963" officeooo:paragraph-rsid="001a0963" style:font-style-asian="normal" style:font-style-complex="normal"/>
    </style:style>
    <style:style style:name="P15" style:family="paragraph" style:parent-style-name="InfoBlue">
      <style:paragraph-properties fo:margin-left="0cm" fo:margin-right="0cm" fo:text-indent="0cm" style:auto-text-indent="false"/>
    </style:style>
    <style:style style:name="P16" style:family="paragraph" style:parent-style-name="InfoBlue">
      <style:paragraph-properties fo:margin-left="0cm" fo:margin-right="0cm" fo:text-indent="0cm" style:auto-text-indent="false"/>
      <style:text-properties style:use-window-font-color="true" fo:font-style="normal" officeooo:rsid="001a0963" officeooo:paragraph-rsid="001a0963" style:font-style-asian="normal" style:font-style-complex="normal"/>
    </style:style>
    <style:style style:name="P17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87a9b"/>
    </style:style>
    <style:style style:name="P18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19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20" style:family="paragraph" style:parent-style-name="Tabletext">
      <style:paragraph-properties style:snap-to-layout-grid="false"/>
    </style:style>
    <style:style style:name="P21" style:family="paragraph" style:parent-style-name="Tabletext">
      <style:text-properties officeooo:rsid="00187a9b" officeooo:paragraph-rsid="00187a9b"/>
    </style:style>
    <style:style style:name="P22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paragraph-rsid="00187a9b" style:language-asian="none" style:country-asian="none"/>
    </style:style>
    <style:style style:name="P23" style:family="paragraph" style:parent-style-name="InfoBlue">
      <style:text-properties style:use-window-font-color="true" fo:font-style="normal" officeooo:rsid="001a0963" officeooo:paragraph-rsid="001a0963" style:font-style-asian="normal" style:font-style-complex="normal"/>
    </style:style>
    <style:style style:name="P24" style:family="paragraph" style:parent-style-name="InfoBlue">
      <style:text-properties style:use-window-font-color="true" fo:font-style="normal" officeooo:rsid="001b1ae9" officeooo:paragraph-rsid="001b1ae9" style:font-style-asian="normal" style:font-style-complex="normal"/>
    </style:style>
    <style:style style:name="P25" style:family="paragraph" style:parent-style-name="Heading">
      <style:paragraph-properties fo:text-align="end" style:justify-single-word="false"/>
    </style:style>
    <style:style style:name="P26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7" style:family="paragraph" style:parent-style-name="Heading">
      <style:paragraph-properties fo:text-align="end" style:justify-single-word="false"/>
      <style:text-properties fo:font-weight="bold" officeooo:rsid="00187a9b" officeooo:paragraph-rsid="00187a9b" fo:background-color="transparent" style:font-weight-asian="bold" style:font-weight-complex="bold"/>
    </style:style>
    <style:style style:name="P28" style:family="paragraph" style:parent-style-name="Heading">
      <style:paragraph-properties fo:break-before="page"/>
    </style:style>
    <style:style style:name="P29" style:family="paragraph" style:parent-style-name="Heading">
      <style:paragraph-properties fo:break-before="page"/>
      <style:text-properties officeooo:rsid="001a0963" officeooo:paragraph-rsid="001a0963" style:font-name-asian="Arial"/>
    </style:style>
    <style:style style:name="P30" style:family="paragraph" style:parent-style-name="InfoBlue">
      <style:text-properties style:use-window-font-color="true" officeooo:paragraph-rsid="001d097b"/>
    </style:style>
    <style:style style:name="P31" style:family="paragraph" style:parent-style-name="Heading_20_1">
      <style:text-properties style:use-window-font-color="true"/>
    </style:style>
    <style:style style:name="P32" style:family="paragraph" style:parent-style-name="Heading_20_1">
      <style:paragraph-properties fo:orphans="2" fo:widows="2"/>
      <style:text-properties style:use-window-font-color="true"/>
    </style:style>
    <style:style style:name="P33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87a9b"/>
    </style:style>
    <style:style style:name="P34" style:family="paragraph" style:parent-style-name="Heading" style:master-page-name="Convertir_20_1">
      <style:paragraph-properties style:page-number="auto"/>
    </style:style>
    <style:style style:name="P35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rsid="001dfa17" officeooo:paragraph-rsid="00187a9b" style:language-asian="none" style:country-asian="none"/>
    </style:style>
    <style:style style:name="P36" style:family="paragraph" style:parent-style-name="Text_20_body">
      <style:text-properties style:use-window-font-color="true" officeooo:paragraph-rsid="001b1ae9"/>
    </style:style>
    <style:style style:name="P37" style:family="paragraph" style:parent-style-name="Text_20_body">
      <style:text-properties style:use-window-font-color="true" officeooo:rsid="00218603" officeooo:paragraph-rsid="00218603"/>
    </style:style>
    <style:style style:name="T1" style:family="text">
      <style:text-properties officeooo:rsid="00187a9b"/>
    </style:style>
    <style:style style:name="T2" style:family="text">
      <style:text-properties officeooo:rsid="001f2f69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language="none" fo:country="none" officeooo:rsid="001dfa17" style:language-asian="none" style:country-asian="none"/>
    </style:style>
    <style:style style:name="T5" style:family="text">
      <style:text-properties fo:language="none" fo:country="none" officeooo:rsid="001f2f69" style:language-asian="none" style:country-asian="none"/>
    </style:style>
    <style:style style:name="T6" style:family="text">
      <style:text-properties style:font-name="Calibri" fo:font-size="11pt" fo:language="es" fo:country="ES" style:font-size-asian="11pt" style:language-asian="none" style:country-asian="none" style:font-name-complex="Calibri" style:font-size-complex="11pt"/>
    </style:style>
    <style:style style:name="T7" style:family="text">
      <style:text-properties style:font-name="Calibri" fo:font-size="11pt" fo:language="none" fo:country="none" officeooo:rsid="001dfa17" style:font-size-asian="11pt" style:language-asian="none" style:country-asian="none" style:font-name-complex="Calibri" style:font-size-complex="11pt"/>
    </style:style>
    <style:style style:name="T8" style:family="text">
      <style:text-properties style:use-window-font-color="true" fo:font-style="normal" style:font-style-asian="normal" style:font-style-complex="normal"/>
    </style:style>
    <style:style style:name="T9" style:family="text">
      <style:text-properties style:use-window-font-color="true" fo:font-style="normal" officeooo:rsid="001d097b" style:font-style-asian="normal" style:font-style-complex="normal"/>
    </style:style>
    <style:style style:name="T10" style:family="text">
      <style:text-properties style:use-window-font-color="true" fo:font-style="normal" officeooo:rsid="001dfa17" style:font-style-asian="normal" style:font-style-complex="normal"/>
    </style:style>
    <style:style style:name="T11" style:family="text">
      <style:text-properties style:use-window-font-color="true" fo:font-style="normal" officeooo:rsid="00218603" style:font-style-asian="normal" style:font-style-complex="normal"/>
    </style:style>
    <style:style style:name="T12" style:family="text">
      <style:text-properties officeooo:rsid="00210dca"/>
    </style:style>
    <style:style style:name="T13" style:family="text">
      <style:text-properties officeooo:rsid="00218603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dfa17" style:font-style-asian="normal" style:font-style-complex="normal"/>
    </style:style>
    <style:style style:name="T16" style:family="text">
      <style:text-properties fo:font-style="normal" officeooo:rsid="001d097b" style:font-style-asian="normal" style:font-style-complex="normal"/>
    </style:style>
    <style:style style:name="T17" style:family="text">
      <style:text-properties fo:font-style="normal" officeooo:rsid="00218603" style:font-style-asian="normal" style:font-style-complex="normal"/>
    </style:style>
    <style:style style:name="T1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istema de Apoyo a los Puntos Limpios</text:p>
      <text:p text:style-name="P27">Use-Case Specification: <text:span text:style-name="T2">Calcular volumen</text:span></text:p>
      <text:p text:style-name="P25"/>
      <text:p text:style-name="P26">Version &lt;1.0&gt;</text:p>
      <text:p text:style-name="Standard"/>
      <text:p text:style-name="Standard"/>
      <text:p text:style-name="Text_20_body"/>
      <text:p text:style-name="Text_20_body"/>
      <text:p text:style-name="P34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9">Date</text:p>
          </table:table-cell>
          <table:table-cell table:style-name="Tabla1.A1" office:value-type="string">
            <text:p text:style-name="P19">Version</text:p>
          </table:table-cell>
          <table:table-cell table:style-name="Tabla1.A1" office:value-type="string">
            <text:p text:style-name="P19">Description</text:p>
          </table:table-cell>
          <table:table-cell table:style-name="Tabla1.D1" office:value-type="string">
            <text:p text:style-name="P19">Author</text:p>
          </table:table-cell>
        </table:table-row>
        <table:table-row table:style-name="Tabla1.1">
          <table:table-cell table:style-name="Tabla1.A1" office:value-type="string">
            <text:p text:style-name="P21">13/05/2019</text:p>
          </table:table-cell>
          <table:table-cell table:style-name="Tabla1.A1" office:value-type="string">
            <text:p text:style-name="P21">1.0</text:p>
          </table:table-cell>
          <table:table-cell table:style-name="Tabla1.A1" office:value-type="string">
            <text:p text:style-name="P21">Caso de Uso N° <text:span text:style-name="T2">2</text:span></text:p>
          </table:table-cell>
          <table:table-cell table:style-name="Tabla1.D1" office:value-type="string">
            <text:p text:style-name="P21">Grupo 6</text:p>
          </table:table-cell>
        </table:table-row>
        <table:table-row table:style-name="Tabla1.1"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D1" office:value-type="string"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D1" office:value-type="string"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D1" office:value-type="string">
            <text:p text:style-name="P20"/>
          </table:table-cell>
        </table:table-row>
      </table:table>
      <text:p text:style-name="Standard"/>
      <text:p text:style-name="P28">Table of Contents</text:p>
      <text:p text:style-name="P17"><text:span text:style-name="T3">1.</text:span><text:span text:style-name="T6"><text:tab/></text:span><text:span text:style-name="T3">Brief Description<text:tab/></text:span><text:span text:style-name="T5">4</text:span></text:p>
      <text:p text:style-name="P17"><text:span text:style-name="T3">2.</text:span><text:span text:style-name="T6"><text:tab/></text:span><text:span text:style-name="T3">Basic Flow of Events<text:tab/></text:span><text:span text:style-name="T5">4</text:span></text:p>
      <text:p text:style-name="P17"><text:span text:style-name="T3">3.</text:span><text:span text:style-name="T6"><text:tab/></text:span><text:span text:style-name="T3">Alternative Flows<text:tab/></text:span><text:span text:style-name="T5">4</text:span></text:p>
      <text:p text:style-name="P22"/>
      <text:p text:style-name="P17"><text:span text:style-name="T7">4</text:span><text:span text:style-name="T6"><text:tab/></text:span><text:span text:style-name="T3">Preconditions<text:tab/></text:span><text:span text:style-name="T4">4</text:span></text:p>
      <text:p text:style-name="P35"/>
      <text:p text:style-name="P18"/>
      <text:p text:style-name="P6"/>
      <text:p text:style-name="P6"/>
      <text:p text:style-name="P6"/>
      <text:p text:style-name="P29">Use-Case Specification: <text:span text:style-name="T2">Calcular volumen</text:span></text:p>
      <text:p text:style-name="InfoBlue"/>
      <text:p text:style-name="P15"/>
      <text:h text:style-name="P31" text:outline-level="1"><text:bookmark-start text:name="__RefHeading___Toc257297270"/>Brief Description<text:bookmark-end text:name="__RefHeading___Toc257297270"/></text:h>
      <text:p text:style-name="P23">Este caso de uso <text:span text:style-name="T2">describe el calculo del volumen de residuo reciclado por el vecino</text:span></text:p>
      <text:h text:style-name="P32" text:outline-level="1"><text:bookmark-start text:name="__RefHeading___Toc257297271"/>Basic Flow of Events<text:bookmark-end text:name="__RefHeading___Toc257297271"/></text:h>
      <text:p text:style-name="P16"><text:tab/>1. El caso de uso comienza cuando un vecino <text:span text:style-name="T2">ingresa la cantidad de residuo reciclable.</text:span></text:p>
      <text:p text:style-name="P14"><text:tab/>2. El sistema <text:span text:style-name="T2">verifica que la cantidad ingresada sea compatible </text:span></text:p>
      <text:p text:style-name="P14"><text:tab/>3. E<text:span text:style-name="T12">l sistema calcula el volumen de residuo reciclado.</text:span></text:p>
      <text:p text:style-name="P14"><text:tab/>4. El sistema <text:span text:style-name="T12">actualiza la cantidad de material reciclado que hay en el punto limpio donde sera trasladado el <text:tab/>mismo. </text:span></text:p>
      <text:p text:style-name="P14"><text:tab/>5. El sistema <text:span text:style-name="T13">actualiza la cantidad de material reciclado por el vecino.</text:span></text:p>
      <text:p text:style-name="P14"><text:tab/>6.E<text:span text:style-name="T13">l caso de uso termina.</text:span></text:p>
      <text:h text:style-name="P31" text:outline-level="1"><text:bookmark-start text:name="__RefHeading___Toc257297272"/>Alternative Flows<text:bookmark-end text:name="__RefHeading___Toc257297272"/></text:h>
      <text:p text:style-name="P24"><text:span text:style-name="T13">2</text:span>. El <text:span text:style-name="T13">vecino ingresa una cantidad no permitida.</text:span></text:p>
      <text:p text:style-name="P13">3.1. El sistema muestra un error.</text:p>
      <text:p text:style-name="P13">3.2. El sistema infomar que <text:span text:style-name="T13">la cantidad de residuo no es compatible.</text:span></text:p>
      <text:p text:style-name="P13">3.3.El caso de uso termina.</text:p>
      <text:p text:style-name="P36"/>
      <text:h text:style-name="P32" text:outline-level="1"><text:bookmark-start text:name="__RefHeading___Toc257297277"/>Preconditions<text:bookmark-end text:name="__RefHeading___Toc257297277"/></text:h>
      <text:p text:style-name="P30"><text:span text:style-name="T15">4</text:span><text:span text:style-name="T16">.</text:span><text:span text:style-name="T17">1.</text:span><text:span text:style-name="T16"> El vecino debe estar registrado en el sistema.</text:span></text:p>
      <text:p text:style-name="P37"><text:span text:style-name="T16">4.</text:span><text:span text:style-name="T14">2. El vecino debe estar logueado en el sistema.</text:span></text:p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87a9b" officeooo:paragraph-rsid="00187a9b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2f69" officeooo:paragraph-rsid="001f2f69"/>
    </style:style>
    <style:style style:name="MP9" style:family="paragraph" style:parent-style-name="Standard">
      <style:paragraph-properties fo:margin-left="0cm" fo:margin-right="0.635cm" fo:text-indent="0cm" style:auto-text-indent="false"/>
    </style:style>
    <style:style style:name="MP10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187a9b"/>
    </style:style>
    <style:style style:name="MT2" style:family="text">
      <style:text-properties officeooo:rsid="001f2f69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6">Sistema de Apoyo a <text:s/>los Puntos Limpios</text:p>
            </table:table-cell>
            <table:table-cell table:style-name="Tabla3.B1" office:value-type="string">
              <text:p text:style-name="MP7"><text:s text:c="2"/>Version: <text:s text:c="10"/>&lt;1.0&gt;</text:p>
            </table:table-cell>
          </table:table-row>
          <table:table-row table:style-name="Tabla3.1">
            <table:table-cell table:style-name="Tabla3.A1" office:value-type="string">
              <text:p text:style-name="MP8">Calcular volumen</text:p>
            </table:table-cell>
            <table:table-cell table:style-name="Tabla3.B1" office:value-type="string">
              <text:p text:style-name="Standard"><text:s text:c="2"/>Date: <text:s/><text:span text:style-name="MT1">13/05/2019</text:span>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MP6">CU0<text:span text:style-name="MT2">2</text:span></text:p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9">Confidential</text:p>
            </table:table-cell>
            <table:table-cell table:style-name="Tabla2.A1" office:value-type="string">
              <text:p text:style-name="MP10">Grupo 6, 2019</text:p>
            </table:table-cell>
            <table:table-cell table:style-name="Tabla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keyword/>
    <dc:description/>
    <meta:creation-date>2019-05-12T16:11:15.816000000</meta:creation-date>
    <dc:date>2019-05-12T18:45:09.816000000</dc:date>
    <meta:editing-cycles>9</meta:editing-cycles>
    <meta:editing-duration>PT24M41S</meta:editing-duration>
    <meta:generator>LibreOffice/6.0.3.2$Windows_X86_64 LibreOffice_project/8f48d515416608e3a835360314dac7e47fd0b821</meta:generator>
    <meta:document-statistic meta:table-count="3" meta:image-count="0" meta:object-count="0" meta:page-count="4" meta:paragraph-count="44" meta:word-count="222" meta:character-count="1312" meta:non-whitespace-character-count="1113"/>
  </office:meta>
</office:document-meta>
</file>